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bc4c" officeooo:paragraph-rsid="0015bc4c"/>
    </style:style>
    <style:style style:name="P2" style:family="paragraph" style:parent-style-name="Standard">
      <style:text-properties officeooo:rsid="0017e81e" officeooo:paragraph-rsid="0017e81e"/>
    </style:style>
    <style:style style:name="P3" style:family="paragraph" style:parent-style-name="Standard">
      <style:text-properties officeooo:rsid="001930eb" officeooo:paragraph-rsid="001930eb"/>
    </style:style>
    <style:style style:name="P4" style:family="paragraph" style:parent-style-name="Standard">
      <style:text-properties officeooo:rsid="001a1c93" officeooo:paragraph-rsid="001a1c93"/>
    </style:style>
    <style:style style:name="P5" style:family="paragraph" style:parent-style-name="Standard">
      <style:text-properties officeooo:paragraph-rsid="001f20d2"/>
    </style:style>
    <style:style style:name="P6" style:family="paragraph" style:parent-style-name="Standard">
      <style:text-properties officeooo:rsid="001fd989" officeooo:paragraph-rsid="001fd989"/>
    </style:style>
    <style:style style:name="P7" style:family="paragraph" style:parent-style-name="Standard">
      <style:text-properties officeooo:rsid="00213592" officeooo:paragraph-rsid="00213592"/>
    </style:style>
    <style:style style:name="P8" style:family="paragraph" style:parent-style-name="Standard">
      <style:text-properties officeooo:rsid="0021b471" officeooo:paragraph-rsid="0021b471"/>
    </style:style>
    <style:style style:name="P9" style:family="paragraph" style:parent-style-name="Standard">
      <style:text-properties officeooo:rsid="0022469b" officeooo:paragraph-rsid="0022469b"/>
    </style:style>
    <style:style style:name="P10" style:family="paragraph" style:parent-style-name="Standard">
      <style:text-properties officeooo:rsid="001f20d2" officeooo:paragraph-rsid="001f20d2"/>
    </style:style>
    <style:style style:name="P11" style:family="paragraph" style:parent-style-name="Standard">
      <style:text-properties officeooo:rsid="0024607f" officeooo:paragraph-rsid="0024607f"/>
    </style:style>
    <style:style style:name="P12" style:family="paragraph" style:parent-style-name="Standard">
      <style:text-properties officeooo:rsid="0026358a" officeooo:paragraph-rsid="0026358a"/>
    </style:style>
    <style:style style:name="P13" style:family="paragraph" style:parent-style-name="Standard">
      <style:text-properties officeooo:rsid="00283144" officeooo:paragraph-rsid="00283144"/>
    </style:style>
    <style:style style:name="P14" style:family="paragraph" style:parent-style-name="Standard">
      <style:text-properties officeooo:rsid="00284a17" officeooo:paragraph-rsid="00284a17"/>
    </style:style>
    <style:style style:name="P15" style:family="paragraph" style:parent-style-name="Standard">
      <style:text-properties officeooo:rsid="002a4a2f" officeooo:paragraph-rsid="002a4a2f"/>
    </style:style>
    <style:style style:name="P16" style:family="paragraph" style:parent-style-name="Standard">
      <style:text-properties officeooo:rsid="002b8bc0" officeooo:paragraph-rsid="002b8bc0"/>
    </style:style>
    <style:style style:name="P17" style:family="paragraph" style:parent-style-name="Standard">
      <style:text-properties officeooo:rsid="002c92a2" officeooo:paragraph-rsid="002c92a2"/>
    </style:style>
    <style:style style:name="P18" style:family="paragraph" style:parent-style-name="Standard">
      <style:text-properties officeooo:rsid="00301941" officeooo:paragraph-rsid="00301941"/>
    </style:style>
    <style:style style:name="P19" style:family="paragraph" style:parent-style-name="Standard">
      <style:text-properties officeooo:rsid="003481e5" officeooo:paragraph-rsid="003481e5"/>
    </style:style>
    <style:style style:name="P20" style:family="paragraph" style:parent-style-name="Standard">
      <style:text-properties officeooo:rsid="0039d6b2" officeooo:paragraph-rsid="0039d6b2"/>
    </style:style>
    <style:style style:name="P21" style:family="paragraph" style:parent-style-name="Standard">
      <style:text-properties officeooo:rsid="003b5b0e" officeooo:paragraph-rsid="003b5b0e"/>
    </style:style>
    <style:style style:name="P22" style:family="paragraph" style:parent-style-name="Standard">
      <style:text-properties officeooo:rsid="003d17c4" officeooo:paragraph-rsid="003d17c4"/>
    </style:style>
    <style:style style:name="P23" style:family="paragraph" style:parent-style-name="Standard">
      <style:text-properties officeooo:rsid="00404a60" officeooo:paragraph-rsid="00404a60"/>
    </style:style>
    <style:style style:name="P24" style:family="paragraph" style:parent-style-name="Standard">
      <style:text-properties officeooo:rsid="0042d08e" officeooo:paragraph-rsid="0042d08e"/>
    </style:style>
    <style:style style:name="P25" style:family="paragraph" style:parent-style-name="Standard">
      <style:text-properties fo:font-style="normal" officeooo:rsid="003d17c4" officeooo:paragraph-rsid="003d17c4" style:font-style-asian="normal" style:font-style-complex="normal"/>
    </style:style>
    <style:style style:name="P26" style:family="paragraph" style:parent-style-name="Standard">
      <style:text-properties fo:font-style="normal" officeooo:rsid="003e68ef" officeooo:paragraph-rsid="003e68ef" style:font-style-asian="normal" style:font-style-complex="normal"/>
    </style:style>
    <style:style style:name="P27" style:family="paragraph" style:parent-style-name="Standard">
      <style:text-properties fo:font-style="normal" officeooo:rsid="00404a60" officeooo:paragraph-rsid="00404a60" style:font-style-asian="normal" style:font-style-complex="normal"/>
    </style:style>
    <style:style style:name="P28" style:family="paragraph" style:parent-style-name="Standard">
      <style:text-properties fo:font-style="normal" officeooo:rsid="004135eb" officeooo:paragraph-rsid="00404a60" style:font-style-asian="normal" style:font-style-complex="normal"/>
    </style:style>
    <style:style style:name="P29" style:family="paragraph" style:parent-style-name="Standard">
      <style:text-properties fo:font-style="normal" officeooo:rsid="0042d08e" officeooo:paragraph-rsid="0042d08e" style:font-style-asian="normal" style:font-style-complex="normal"/>
    </style:style>
    <style:style style:name="P30" style:family="paragraph" style:parent-style-name="Standard">
      <style:text-properties fo:font-style="normal" officeooo:rsid="0045368a" officeooo:paragraph-rsid="0045368a" style:font-style-asian="normal" style:font-style-complex="normal"/>
    </style:style>
    <style:style style:name="P31" style:family="paragraph" style:parent-style-name="Standard">
      <style:text-properties fo:font-style="normal" officeooo:rsid="00438eea" officeooo:paragraph-rsid="00438eea" style:font-style-asian="normal" style:font-style-complex="normal"/>
    </style:style>
    <style:style style:name="P32" style:family="paragraph" style:parent-style-name="Standard">
      <style:text-properties fo:font-style="normal" officeooo:rsid="0046302e" officeooo:paragraph-rsid="0046302e" style:font-style-asian="normal" style:font-style-complex="normal"/>
    </style:style>
    <style:style style:name="P33" style:family="paragraph" style:parent-style-name="Standard">
      <style:text-properties fo:font-style="normal" officeooo:rsid="00475f00" officeooo:paragraph-rsid="00475f00" style:font-style-asian="normal" style:font-style-complex="normal"/>
    </style:style>
    <style:style style:name="P34" style:family="paragraph" style:parent-style-name="Standard">
      <style:text-properties fo:font-style="normal" officeooo:rsid="0048c3b4" officeooo:paragraph-rsid="0048c3b4" style:font-style-asian="normal" style:font-style-complex="normal"/>
    </style:style>
    <style:style style:name="P35" style:family="paragraph" style:parent-style-name="Standard">
      <style:text-properties fo:font-style="normal" officeooo:rsid="0048d4db" officeooo:paragraph-rsid="0048d4db" style:font-style-asian="normal" style:font-style-complex="normal"/>
    </style:style>
    <style:style style:name="P36" style:family="paragraph" style:parent-style-name="Standard">
      <style:text-properties fo:font-style="normal" officeooo:rsid="0049a17b" officeooo:paragraph-rsid="0049a17b" style:font-style-asian="normal" style:font-style-complex="normal"/>
    </style:style>
    <style:style style:name="P37" style:family="paragraph" style:parent-style-name="Standard">
      <style:text-properties fo:font-style="normal" officeooo:rsid="004a9afa" officeooo:paragraph-rsid="004a9afa" style:font-style-asian="normal" style:font-style-complex="normal"/>
    </style:style>
    <style:style style:name="P38" style:family="paragraph" style:parent-style-name="Standard">
      <style:text-properties fo:font-style="normal" officeooo:rsid="004aabf4" officeooo:paragraph-rsid="004aabf4" style:font-style-asian="normal" style:font-style-complex="normal"/>
    </style:style>
    <style:style style:name="P39" style:family="paragraph" style:parent-style-name="Standard">
      <style:text-properties fo:font-style="normal" officeooo:rsid="004ca886" officeooo:paragraph-rsid="004ca886" style:font-style-asian="normal" style:font-style-complex="normal"/>
    </style:style>
    <style:style style:name="P40" style:family="paragraph" style:parent-style-name="Standard">
      <style:text-properties fo:font-style="normal" officeooo:rsid="004e60c9" officeooo:paragraph-rsid="004e60c9" style:font-style-asian="normal" style:font-style-complex="normal"/>
    </style:style>
    <style:style style:name="P41" style:family="paragraph" style:parent-style-name="Standard">
      <style:text-properties fo:font-style="normal" officeooo:rsid="004fc675" officeooo:paragraph-rsid="004fc675" style:font-style-asian="normal" style:font-style-complex="normal"/>
    </style:style>
    <style:style style:name="P42" style:family="paragraph" style:parent-style-name="Standard">
      <style:text-properties fo:font-style="normal" officeooo:rsid="0050d410" officeooo:paragraph-rsid="0050d410" style:font-style-asian="normal" style:font-style-complex="normal"/>
    </style:style>
    <style:style style:name="P43" style:family="paragraph" style:parent-style-name="Standard">
      <style:text-properties fo:font-style="normal" officeooo:rsid="00529032" officeooo:paragraph-rsid="00529032" style:font-style-asian="normal" style:font-style-complex="normal"/>
    </style:style>
    <style:style style:name="P44" style:family="paragraph" style:parent-style-name="Standard">
      <style:text-properties fo:font-style="normal" officeooo:rsid="0052e85e" officeooo:paragraph-rsid="0052e85e" style:font-style-asian="normal" style:font-style-complex="normal"/>
    </style:style>
    <style:style style:name="P45" style:family="paragraph" style:parent-style-name="Standard">
      <style:text-properties fo:font-style="normal" officeooo:rsid="0054df8d" officeooo:paragraph-rsid="0054df8d" style:font-style-asian="normal" style:font-style-complex="normal"/>
    </style:style>
    <style:style style:name="P46" style:family="paragraph" style:parent-style-name="Standard" style:list-style-name="L1">
      <style:text-properties officeooo:rsid="0015bc4c" officeooo:paragraph-rsid="0015bc4c"/>
    </style:style>
    <style:style style:name="P47" style:family="paragraph" style:parent-style-name="Standard" style:list-style-name="L1">
      <style:text-properties officeooo:rsid="0016f3a4" officeooo:paragraph-rsid="0016f3a4"/>
    </style:style>
    <style:style style:name="P48" style:family="paragraph" style:parent-style-name="Standard" style:list-style-name="L1">
      <style:text-properties officeooo:rsid="00171208" officeooo:paragraph-rsid="00171208"/>
    </style:style>
    <style:style style:name="P49" style:family="paragraph" style:parent-style-name="Standard" style:list-style-name="L1">
      <style:text-properties officeooo:rsid="0017e81e" officeooo:paragraph-rsid="0017e81e"/>
    </style:style>
    <style:style style:name="P50" style:family="paragraph" style:parent-style-name="Standard" style:list-style-name="L2">
      <style:text-properties officeooo:rsid="0017e81e" officeooo:paragraph-rsid="0017e81e"/>
    </style:style>
    <style:style style:name="P51" style:family="paragraph" style:parent-style-name="Standard" style:list-style-name="L2">
      <style:text-properties officeooo:rsid="001930eb" officeooo:paragraph-rsid="001930eb"/>
    </style:style>
    <style:style style:name="P52" style:family="paragraph" style:parent-style-name="Standard" style:list-style-name="L3">
      <style:text-properties officeooo:rsid="001f20d2" officeooo:paragraph-rsid="001f20d2"/>
    </style:style>
    <style:style style:name="P53" style:family="paragraph" style:parent-style-name="Standard" style:list-style-name="L4">
      <style:text-properties officeooo:rsid="001f20d2" officeooo:paragraph-rsid="001f20d2"/>
    </style:style>
    <style:style style:name="P54" style:family="paragraph" style:parent-style-name="Standard" style:list-style-name="L5">
      <style:text-properties officeooo:rsid="00197026" officeooo:paragraph-rsid="00197026"/>
    </style:style>
    <style:style style:name="P55" style:family="paragraph" style:parent-style-name="Standard" style:list-style-name="L5">
      <style:text-properties officeooo:rsid="001a1aa9" officeooo:paragraph-rsid="001a1aa9"/>
    </style:style>
    <style:style style:name="P56" style:family="paragraph" style:parent-style-name="Standard" style:list-style-name="L6">
      <style:text-properties officeooo:rsid="001a1c93" officeooo:paragraph-rsid="001a1c93"/>
    </style:style>
    <style:style style:name="P57" style:family="paragraph" style:parent-style-name="Standard" style:list-style-name="L7">
      <style:text-properties officeooo:rsid="001fd989" officeooo:paragraph-rsid="001fd989"/>
    </style:style>
    <style:style style:name="P58" style:family="paragraph" style:parent-style-name="Standard" style:list-style-name="L7">
      <style:text-properties officeooo:rsid="00213592" officeooo:paragraph-rsid="00213592"/>
    </style:style>
    <style:style style:name="P59" style:family="paragraph" style:parent-style-name="Standard" style:list-style-name="L8">
      <style:text-properties officeooo:rsid="0022469b" officeooo:paragraph-rsid="0022469b"/>
    </style:style>
    <style:style style:name="P60" style:family="paragraph" style:parent-style-name="Standard" style:list-style-name="L9">
      <style:text-properties officeooo:rsid="0024607f" officeooo:paragraph-rsid="0024607f"/>
    </style:style>
    <style:style style:name="P61" style:family="paragraph" style:parent-style-name="Standard" style:list-style-name="L9">
      <style:text-properties officeooo:rsid="0025447a" officeooo:paragraph-rsid="0025447a"/>
    </style:style>
    <style:style style:name="P62" style:family="paragraph" style:parent-style-name="Standard" style:list-style-name="L9">
      <style:text-properties officeooo:rsid="0026358a" officeooo:paragraph-rsid="0026358a"/>
    </style:style>
    <style:style style:name="P63" style:family="paragraph" style:parent-style-name="Standard" style:list-style-name="L9">
      <style:text-properties officeooo:rsid="00283144" officeooo:paragraph-rsid="00283144"/>
    </style:style>
    <style:style style:name="P64" style:family="paragraph" style:parent-style-name="Standard" style:list-style-name="L10">
      <style:text-properties officeooo:rsid="00301941" officeooo:paragraph-rsid="00301941"/>
    </style:style>
    <style:style style:name="P65" style:family="paragraph" style:parent-style-name="Standard" style:list-style-name="L10">
      <style:text-properties officeooo:rsid="0039d6b2" officeooo:paragraph-rsid="0039d6b2"/>
    </style:style>
    <style:style style:name="P66" style:family="paragraph" style:parent-style-name="Standard" style:list-style-name="L11">
      <style:text-properties officeooo:rsid="0039d6b2" officeooo:paragraph-rsid="0039d6b2"/>
    </style:style>
    <style:style style:name="P67" style:family="paragraph" style:parent-style-name="Standard" style:list-style-name="L12">
      <style:text-properties officeooo:rsid="0039d6b2" officeooo:paragraph-rsid="0039d6b2"/>
    </style:style>
    <style:style style:name="P68" style:family="paragraph" style:parent-style-name="Standard" style:list-style-name="L13">
      <style:text-properties officeooo:rsid="0039d6b2" officeooo:paragraph-rsid="0039d6b2"/>
    </style:style>
    <style:style style:name="P69" style:family="paragraph" style:parent-style-name="Standard" style:list-style-name="L11">
      <style:text-properties officeooo:rsid="003481e5" officeooo:paragraph-rsid="003481e5"/>
    </style:style>
    <style:style style:name="P70" style:family="paragraph" style:parent-style-name="Standard" style:list-style-name="L14">
      <style:text-properties fo:font-style="normal" officeooo:rsid="0048d4db" officeooo:paragraph-rsid="0048d4db" style:font-style-asian="normal" style:font-style-complex="normal"/>
    </style:style>
    <style:style style:name="T1" style:family="text">
      <style:text-properties officeooo:rsid="0016f3a4"/>
    </style:style>
    <style:style style:name="T2" style:family="text">
      <style:text-properties officeooo:rsid="001930eb"/>
    </style:style>
    <style:style style:name="T3" style:family="text">
      <style:text-properties officeooo:rsid="001a1aa9"/>
    </style:style>
    <style:style style:name="T4" style:family="text">
      <style:text-properties officeooo:rsid="001a1c93"/>
    </style:style>
    <style:style style:name="T5" style:family="text">
      <style:text-properties officeooo:rsid="002b8bc0"/>
    </style:style>
    <style:style style:name="T6" style:family="text">
      <style:text-properties officeooo:rsid="002c92a2"/>
    </style:style>
    <style:style style:name="T7" style:family="text">
      <style:text-properties officeooo:rsid="00377483"/>
    </style:style>
    <style:style style:name="T8" style:family="text">
      <style:text-properties officeooo:rsid="0038753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4135eb" style:font-style-asian="normal" style:font-style-complex="normal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officeooo:rsid="0053b33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ication Development</text:p>
      <text:list xml:id="list4159725271" text:style-name="L1">
        <text:list-item>
          <text:p text:style-name="P46">collection of programs is called as software project</text:p>
        </text:list-item>
        <text:list-item>
          <text:p text:style-name="P46">software project contains several components</text:p>
        </text:list-item>
        <text:list-item>
          <text:p text:style-name="P46">1.front end components</text:p>
        </text:list-item>
        <text:list-item>
          <text:p text:style-name="P46">2.backend components</text:p>
        </text:list-item>
        <text:list-item>
          <text:p text:style-name="P46">3.database components</text:p>
        </text:list-item>
        <text:list-item>
          <text:p text:style-name="P46">in order to deploy our application in a machine we need to setup all the softwares which are required to our application</text:p>
        </text:list-item>
        <text:list-item>
          <text:p text:style-name="P46">Ex:OS,Java 1.8v,<text:span text:style-name="T1">MYSQL DB,Tomcat web Server 9.0v etc..</text:span></text:p>
        </text:list-item>
        <text:list-item>
          <text:p text:style-name="P47">in Realtime project should be deployed into multiple enviroments for testing <text:s/>purpose.</text:p>
        </text:list-item>
        <text:list-item>
          <text:p text:style-name="P47">EX: DEV,SIT,UAT,PILOT and PROD</text:p>
        </text:list-item>
        <text:list-item>
          <text:p text:style-name="P48">DEV env will be used by developers to perform integration testing</text:p>
        </text:list-item>
        <text:list-item>
          <text:p text:style-name="P48">SIT env will be used by Testing team to test functionlity <text:s/>of the application</text:p>
        </text:list-item>
        <text:list-item>
          <text:p text:style-name="P48">UAT env will be used by client to test functionality of the application</text:p>
        </text:list-item>
        <text:list-item>
          <text:p text:style-name="P48">PILOT evn means pre-production testing env</text:p>
        </text:list-item>
        <text:list-item>
          <text:p text:style-name="P48">PROD means live environment ( it is used to deliver the project)</text:p>
        </text:list-item>
        <text:list-item>
          <text:p text:style-name="P49">to deploy application to these many enviroments we need to take of all the software requried to run our application in all enviroments . It is difficult task.</text:p>
        </text:list-item>
      </text:list>
      <text:p text:style-name="P2"/>
      <text:p text:style-name="P2">Virtualization</text:p>
      <text:list xml:id="list1969215217" text:style-name="L2">
        <text:list-item>
          <text:p text:style-name="P50">Installing <text:span text:style-name="T2">Multiple guest operating systems in one host operating system</text:span></text:p>
        </text:list-item>
        <text:list-item>
          <text:p text:style-name="P51">hypervisitor s/w will be used to achievethis</text:p>
        </text:list-item>
        <text:list-item>
          <text:p text:style-name="P51">we need to install all the requried softwares in host os to run our application</text:p>
        </text:list-item>
        <text:list-item>
          <text:p text:style-name="P51">it is old techniqure to run the application </text:p>
        </text:list-item>
        <text:list-item>
          <text:p text:style-name="P51">system performance will become slow in this process</text:p>
        </text:list-item>
        <text:list-item>
          <text:p text:style-name="P51">to overcome the problems pf virtualization we are going for containerization concept</text:p>
        </text:list-item>
      </text:list>
      <text:p text:style-name="P5"/>
      <text:p text:style-name="P10">Advantage:</text:p>
      <text:list xml:id="list95947350" text:style-name="L3">
        <text:list-item>
          <text:p text:style-name="P52">Multiple OS is in same machine</text:p>
        </text:list-item>
        <text:list-item>
          <text:p text:style-name="P52">Easy maintaining and recovery</text:p>
        </text:list-item>
        <text:list-item>
          <text:p text:style-name="P52">lower total cost of ownership</text:p>
        </text:list-item>
      </text:list>
      <text:p text:style-name="P10">Disadvantage</text:p>
      <text:list xml:id="list2109778582" text:style-name="L4">
        <text:list-item>
          <text:p text:style-name="P53">multiple vms lead to unstable performance</text:p>
        </text:list-item>
        <text:list-item>
          <text:p text:style-name="P53">hypervisors are not as effecient as host os</text:p>
        </text:list-item>
        <text:list-item>
          <text:p text:style-name="P53">long boot-up process <text:line-break/></text:p>
        </text:list-item>
      </text:list>
      <text:p text:style-name="P5"/>
      <text:p text:style-name="P3">Containerization</text:p>
      <text:list xml:id="list2539123235" text:style-name="L5">
        <text:list-item>
          <text:p text:style-name="P54">it is used to package all the softwares and application code in one container for execution</text:p>
        </text:list-item>
        <text:list-item>
          <text:p text:style-name="P54">container will take care of everything which is required to run our application</text:p>
        </text:list-item>
        <text:list-item>
          <text:p text:style-name="P54">we can run the contatiner is multiple machine easily</text:p>
        </text:list-item>
        <text:list-item>
          <text:p text:style-name="P54">docker is a containerization software</text:p>
        </text:list-item>
        <text:list-item>
          <text:p text:style-name="P54">using docker <text:s/><text:span text:style-name="T3">we will create container for our application</text:span></text:p>
        </text:list-item>
        <text:list-item>
          <text:p text:style-name="P55">using docker we will create <text:tab/>image for our application</text:p>
        </text:list-item>
        <text:list-item>
          <text:p text:style-name="P55">docker images we can share easliy to multiple machines</text:p>
        </text:list-item>
        <text:list-item>
          <text:p text:style-name="P55">using docker image we can create docker container <text:span text:style-name="T4">and we can execute it.</text:span></text:p>
        </text:list-item>
      </text:list>
      <text:p text:style-name="P4">Conclusion</text:p>
      <text:list xml:id="list1225146133" text:style-name="L6">
        <text:list-item>
          <text:p text:style-name="P56">docker is containerization software</text:p>
        </text:list-item>
        <text:list-item>
          <text:p text:style-name="P56">docker <text:s/>will take care <text:tab/>of application depencies for execution</text:p>
        </text:list-item>
        <text:list-item>
          <text:p text:style-name="P56">deployments into multiple enviroments will became easy if we Docker containers concept.</text:p>
        </text:list-item>
      </text:list>
      <text:p text:style-name="P4"/>
      <text:p text:style-name="P4"/>
      <text:p text:style-name="P6"><text:soft-page-break/>What is Docker?</text:p>
      <text:list xml:id="list1974662068" text:style-name="L7">
        <text:list-item>
          <text:p text:style-name="P57">Docker is a platform for packaging, deploying, and running applications</text:p>
        </text:list-item>
        <text:list-item>
          <text:p text:style-name="P57">Docker enables you to separate your applications from you infrastructure so you can deliver software quickly</text:p>
        </text:list-item>
        <text:list-item>
          <text:p text:style-name="P57">Docker packages software into standardized units called contatiners that have everything the software needs to run including libraries,system tools,core and runtime.</text:p>
        </text:list-item>
        <text:list-item>
          <text:p text:style-name="P58">By taking advantage of Docker’s methodologies for shipping,testing and deploying code quickly , you can significantly reduce the delay between writing code and running it in production.</text:p>
        </text:list-item>
      </text:list>
      <text:p text:style-name="P7"/>
      <text:p text:style-name="P8">Docker Architecture</text:p>
      <text:p text:style-name="P8"/>
      <text:p text:style-name="P8">Docker file <text:s/>-&gt; <text:s/>Build <text:s/>-&gt; <text:s/>Docker Image <text:s text:c="2"/>-&gt; <text:s/>Run <text:s/>-&gt; <text:s/>Docker Container</text:p>
      <text:p text:style-name="P8"/>
      <text:p text:style-name="P9">Docker Teriminology</text:p>
      <text:list xml:id="list3952915303" text:style-name="L8">
        <text:list-item>
          <text:p text:style-name="P59">Docker File</text:p>
        </text:list-item>
        <text:list-item>
          <text:p text:style-name="P59">Docker Image</text:p>
        </text:list-item>
        <text:list-item>
          <text:p text:style-name="P59">Docker Hub</text:p>
        </text:list-item>
        <text:list-item>
          <text:p text:style-name="P59">Docker Registry</text:p>
        </text:list-item>
        <text:list-item>
          <text:p text:style-name="P59">Docker Client</text:p>
        </text:list-item>
        <text:list-item>
          <text:p text:style-name="P59">Docker Container</text:p>
        </text:list-item>
      </text:list>
      <text:p text:style-name="P9"/>
      <text:p text:style-name="P11">Docker commands</text:p>
      <text:list xml:id="list4010835500" text:style-name="L9">
        <text:list-item>
          <text:p text:style-name="P60">docker -v</text:p>
        </text:list-item>
        <text:list-item>
          <text:p text:style-name="P60">docker info</text:p>
        </text:list-item>
        <text:list-item>
          <text:p text:style-name="P60">docker help</text:p>
        </text:list-item>
        <text:list-item>
          <text:p text:style-name="P60">docker login</text:p>
        </text:list-item>
        <text:list-item>
          <text:p text:style-name="P60">docker image</text:p>
        </text:list-item>
        <text:list-item>
          <text:p text:style-name="P61">docker ps</text:p>
        </text:list-item>
        <text:list-item>
          <text:p text:style-name="P61">docker pull &lt;image-id&gt;</text:p>
        </text:list-item>
        <text:list-item>
          <text:p text:style-name="P61">docker run &lt;img&gt;</text:p>
        </text:list-item>
        <text:list-item>
          <text:p text:style-name="P61">docker build</text:p>
        </text:list-item>
        <text:list-item>
          <text:p text:style-name="P61">docker tag</text:p>
        </text:list-item>
        <text:list-item>
          <text:p text:style-name="P61">docker push</text:p>
        </text:list-item>
        <text:list-item>
          <text:p text:style-name="P61">docker rmi &lt;img&gt;</text:p>
        </text:list-item>
      </text:list>
      <text:p text:style-name="P12"/>
      <text:list xml:id="list194940863876887" text:continue-numbering="true" text:style-name="L9">
        <text:list-item>
          <text:p text:style-name="P62">Docker file contains instructions to create an image. It contains Docker Domain Specific <text:s/>keywords to build image</text:p>
        </text:list-item>
        <text:list-item>
          <text:p text:style-name="P62">Docker image is package which contains everything (App code+ software +env +libaries)</text:p>
        </text:list-item>
        <text:list-item>
          <text:p text:style-name="P62">Docker Container is run time instance of Docker image out application will execute in Docker container.</text:p>
        </text:list-item>
        <text:list-item>
          <text:p text:style-name="P63">Docker Registry is a place where we can store our Docker images <text:span text:style-name="T8">(docker hub/Nexus/Jfrog/ECR)</text:span></text:p>
        </text:list-item>
        <text:list-item>
          <text:p text:style-name="P63">Docker Engine is a software using which we will create Docker images and Docker container. <text:span text:style-name="T8">(Docker Deamon)</text:span></text:p>
        </text:list-item>
      </text:list>
      <text:p text:style-name="P13"/>
      <text:p text:style-name="P14">Install Docker</text:p>
      <text:p text:style-name="P14">sudo yum update -y</text:p>
      <text:p text:style-name="P14">sudo yum install docker -y</text:p>
      <text:p text:style-name="P14">sudo service docker start</text:p>
      <text:p text:style-name="P14"/>
      <text:p text:style-name="P14">#add user to docker group by executing below command</text:p>
      <text:p text:style-name="P14"><text:soft-page-break/>sudo usermod -aG docker <text:s/>ec2-user</text:p>
      <text:p text:style-name="P14"/>
      <text:p text:style-name="P14">docker info</text:p>
      <text:p text:style-name="P14"/>
      <text:p text:style-name="P14">#Restart </text:p>
      <text:p text:style-name="P14">exit</text:p>
      <text:p text:style-name="P14"/>
      <text:p text:style-name="P15">Docker -<text:span text:style-name="T5">crenditial</text:span></text:p>
      <text:p text:style-name="P15">------------</text:p>
      <text:p text:style-name="P15">docker login -u manonmani13</text:p>
      <text:p text:style-name="P15">dckr_pat_JMLBHCRsuxAqq0yv4vQLwYhwsIE -&gt;<text:a xlink:type="simple" xlink:href="https://app.docker.com/settings/personal-access-tokens" text:style-name="Internet_20_link" text:visited-style-name="Visited_20_Internet_20_Link">https://app.docker.com/settings/personal-access-tokens</text:a> <text:span text:style-name="T7">change access token here </text:span></text:p>
      <text:p text:style-name="P13"/>
      <text:p text:style-name="P13"/>
      <text:p text:style-name="P16">command definition</text:p>
      <text:p text:style-name="P16">-------------------------</text:p>
      <text:p text:style-name="P16">1.docker images – show the list of docker image</text:p>
      <text:p text:style-name="P16">2.docker run imag-name -&gt; used to run docker image</text:p>
      <text:p text:style-name="P16">3.docker ps -&gt; if you want to see how many containers are running</text:p>
      <text:p text:style-name="P16">4.docker -v -&gt; used to know docker version</text:p>
      <text:p text:style-name="P16">5.docker info -&gt;used to know about docker</text:p>
      <text:p text:style-name="P16">6.docker login -&gt;used to login in our application</text:p>
      <text:p text:style-name="P16">7.docker pull &lt;image-id&gt; -&gt; used to download the docker image</text:p>
      <text:p text:style-name="P16">8.docker build -&gt;<text:span text:style-name="T6">used to create docker image</text:span></text:p>
      <text:p text:style-name="P17">9.docker tag -&gt;used to tag the image</text:p>
      <text:p text:style-name="P17">10.docker push -&gt; push the img</text:p>
      <text:p text:style-name="P17">11.docker rmi &lt;img-id&gt; -remove </text:p>
      <text:p text:style-name="P17"/>
      <text:p text:style-name="P17"/>
      <text:list xml:id="list754475362" text:style-name="L10">
        <text:list-item>
          <text:p text:style-name="P64">Docker Hub is a public registry,Everybody can store and retrieve images</text:p>
        </text:list-item>
        <text:list-item>
          <text:p text:style-name="P64">Nexus,Jfrog,D.T.R, AWS ECR are private registries</text:p>
        </text:list-item>
      </text:list>
      <text:p text:style-name="P18"/>
      <text:p text:style-name="P18"/>
      <text:list xml:id="list194940023024887" text:continue-numbering="true" text:style-name="L10">
        <text:list-item>
          <text:p text:style-name="P65">Create docker file with below content</text:p>
        </text:list-item>
        <text:list-item>
          <text:p text:style-name="P65">vi DockerFile</text:p>
        </text:list-item>
      </text:list>
      <text:p text:style-name="P18">FROM ubuntu</text:p>
      <text:p text:style-name="P18">RUN echo "Run One"</text:p>
      <text:p text:style-name="P18">RUN echo "Run Two"</text:p>
      <text:p text:style-name="P18">CMD echo "Echo From Image"</text:p>
      <text:p text:style-name="P18">CMD echo "Echo from latest"</text:p>
      <text:p text:style-name="P18">RUN echo "Run Three"</text:p>
      <text:p text:style-name="P18"/>
      <text:p text:style-name="P19"><text:s/></text:p>
      <text:p text:style-name="P19"/>
      <text:list xml:id="list1316184185" text:style-name="L11">
        <text:list-item>
          <text:p text:style-name="P69">docker build -t image – name . <text:s/>-&gt; which is used to create docker image</text:p>
        </text:list-item>
        <text:list-item>
          <text:p text:style-name="P66">docker tag img-name tag/imgename <text:s/>-&gt;tag docker img</text:p>
        </text:list-item>
        <text:list-item>
          <text:p text:style-name="P66">docker push img-name/tagname -&gt;push docker img</text:p>
        </text:list-item>
      </text:list>
      <text:p text:style-name="P19"/>
      <text:p text:style-name="P18"><text:s text:c="14"/></text:p>
      <text:p text:style-name="P20">DockerFile</text:p>
      <text:p text:style-name="P20">---------------</text:p>
      <text:list xml:id="list2765740065" text:style-name="L12">
        <text:list-item>
          <text:p text:style-name="P67">DockerFile contains instructions to build docker image</text:p>
        </text:list-item>
        <text:list-item>
          <text:p text:style-name="P67"><text:soft-page-break/>in DockerFile we will use DSL (domain specific language)keyword</text:p>
        </text:list-item>
        <text:list-item>
          <text:p text:style-name="P67">Docker engine will process DockerFile instructions from top to bottom</text:p>
        </text:list-item>
        <text:list-item>
          <text:p text:style-name="P67">below are the docker file keywords</text:p>
        </text:list-item>
      </text:list>
      <text:list xml:id="list712857720" text:style-name="L13">
        <text:list-item>
          <text:list>
            <text:list-item>
              <text:p text:style-name="P68">FROM</text:p>
            </text:list-item>
            <text:list-item>
              <text:p text:style-name="P68">MAINTAINER</text:p>
            </text:list-item>
            <text:list-item>
              <text:p text:style-name="P68">COPY</text:p>
            </text:list-item>
            <text:list-item>
              <text:p text:style-name="P68">ADD</text:p>
            </text:list-item>
            <text:list-item>
              <text:p text:style-name="P68">RUN</text:p>
            </text:list-item>
            <text:list-item>
              <text:p text:style-name="P68">CMD</text:p>
            </text:list-item>
            <text:list-item>
              <text:p text:style-name="P68">ENTRYPOINT</text:p>
            </text:list-item>
            <text:list-item>
              <text:p text:style-name="P68">ENV</text:p>
            </text:list-item>
            <text:list-item>
              <text:p text:style-name="P68">LABEL</text:p>
            </text:list-item>
            <text:list-item>
              <text:p text:style-name="P68">USER</text:p>
            </text:list-item>
            <text:list-item>
              <text:p text:style-name="P68">WORKDIR</text:p>
            </text:list-item>
            <text:list-item>
              <text:p text:style-name="P68">EXPOSE</text:p>
            </text:list-item>
            <text:list-item>
              <text:p text:style-name="P68">VOLUME</text:p>
            </text:list-item>
          </text:list>
        </text:list-item>
      </text:list>
      <text:p text:style-name="P20"/>
      <text:p text:style-name="P21">FROM : it indicates base image to run our application. On top of base image we will create our own image.</text:p>
      <text:p text:style-name="P21">Syntax : FROM &lt;IMAGE-NAME&gt;</text:p>
      <text:p text:style-name="P22">Example : FROM mysql</text:p>
      <text:p text:style-name="P22"/>
      <text:p text:style-name="P22">MAINTAINER</text:p>
      <text:p text:style-name="P22">it represents who is auther or<text:tab/> DockerFile</text:p>
      <text:p text:style-name="P22">EX: MAINTAIER Manonmani&lt;<text:a xlink:type="simple" xlink:href="mailto:manonmanipandukumar@gmail.com" text:style-name="Internet_20_link" text:visited-style-name="Visited_20_Internet_20_Link">manonmanipandukumar@gmail.com</text:a>&gt;</text:p>
      <text:p text:style-name="P22"/>
      <text:p text:style-name="P22">COPY</text:p>
      <text:p text:style-name="P22">it is used to copy files/floder to image while creating</text:p>
      <text:p text:style-name="P22">Syntax: COPY &lt;source&gt;&lt;destination&gt;</text:p>
      <text:p text:style-name="P22"/>
      <text:p text:style-name="P22">Example:COPY target/maven-web-app.war <text:span text:style-name="T9">usr</text:span><text:span text:style-name="T10">/local/tomcat/webapp/maven-web-app.war</text:span></text:p>
      <text:p text:style-name="P25"/>
      <text:p text:style-name="P26">ADD</text:p>
      <text:p text:style-name="P26"/>
      <text:p text:style-name="P26">Add is also used to copy files <text:s/>to image while creating an image</text:p>
      <text:p text:style-name="P26">Add keyword can download files from remote location (http)</text:p>
      <text:p text:style-name="P26">Add keyword will extract tar file while copying to image</text:p>
      <text:p text:style-name="P26"/>
      <text:p text:style-name="P27">Syntax:</text:p>
      <text:p text:style-name="P27">add &lt;source&gt; &lt;destination&gt;</text:p>
      <text:p text:style-name="P23"><text:span text:style-name="T10">ADD &lt;url-to-download&gt; &lt;destinatio</text:span><text:span text:style-name="T11">n&gt;</text:span></text:p>
      <text:p text:style-name="P28"/>
      <text:p text:style-name="P24"><text:span text:style-name="T11">Q</text:span><text:span text:style-name="T10">) what is the difference between Copy to add?</text:span></text:p>
      <text:p text:style-name="P29"/>
      <text:p text:style-name="P29">RUN</text:p>
      <text:p text:style-name="P29">-------</text:p>
      <text:p text:style-name="P29">it is used to execue commands on top of base image</text:p>
      <text:p text:style-name="P29">Run command instructions will execute while creating an image</text:p>
      <text:p text:style-name="P30">we can write multiple RUN instructions ,they will execute in the order (from top to bottom)</text:p>
      <text:p text:style-name="P29"/>
      <text:p text:style-name="P31">Eample:<text:line-break/>RUN mkdir workspace</text:p>
      <text:p text:style-name="P31"><text:soft-page-break/></text:p>
      <text:p text:style-name="P31">RUN yum install git</text:p>
      <text:p text:style-name="P31"/>
      <text:p text:style-name="P31">CMD</text:p>
      <text:p text:style-name="P31"/>
      <text:p text:style-name="P31">CMD is also used to execute commands</text:p>
      <text:p text:style-name="P31">CMD instructions will execute while creatubg containers</text:p>
      <text:p text:style-name="P31"/>
      <text:p text:style-name="P30">Example:</text:p>
      <text:p text:style-name="P30">CMD sudo start tomcat</text:p>
      <text:p text:style-name="P30">we can write multiple CMD instructions in Dockerfile but Docker will process only last CMD instruction.</text:p>
      <text:p text:style-name="P30"/>
      <text:p text:style-name="P30">Note:There is no use of writing multiple CMD instructions in Dockerfile.</text:p>
      <text:p text:style-name="P30"/>
      <text:p text:style-name="P30"/>
      <text:p text:style-name="P32">Docker build -t imageone . -build image using docker file</text:p>
      <text:p text:style-name="P32"/>
      <text:p text:style-name="P32">docker run imageone – Run image</text:p>
      <text:p text:style-name="P32"/>
      <text:p text:style-name="P32">Note :CMD instruction we can override using runtime CMD</text:p>
      <text:p text:style-name="P32"/>
      <text:p text:style-name="P33">docker run imageone date – it will print only date (CMD will not execute)</text:p>
      <text:p text:style-name="P33"/>
      <text:p text:style-name="P34">mv Dockerfile Dockerfile_one <text:s/>- we can chnage docker file name</text:p>
      <text:p text:style-name="P34"/>
      <text:p text:style-name="P34"/>
      <text:p text:style-name="P34">docker build -f Dockerfile_one <text:s/>-t imagetwo – creating docker image using Dockerfile_one</text:p>
      <text:p text:style-name="P34"/>
      <text:p text:style-name="P34"/>
      <text:p text:style-name="P35">ENTRYPOINT</text:p>
      <text:p text:style-name="P35"/>
      <text:p text:style-name="P35">entrypoint instructions will execute while creating container</text:p>
      <text:p text:style-name="P35"/>
      <text:p text:style-name="P35">Note:CMD instructions we can override where as ENTRYPOINT instruction we can’t override</text:p>
      <text:p text:style-name="P35"/>
      <text:p text:style-name="P35">EX:[“Echo”,”Welcome”]</text:p>
      <text:p text:style-name="P35"/>
      <text:p text:style-name="P35">WORKDIR</text:p>
      <text:p text:style-name="P35"/>
      <text:list xml:id="list3266939619" text:style-name="L14">
        <text:list-item>
          <text:p text:style-name="P70">it is used to set working directory for an image /containers</text:p>
        </text:list-item>
        <text:list-item>
          <text:p text:style-name="P70">EX: workdir &lt;dir-path&gt;</text:p>
          <text:p text:style-name="P70">Note:the Dockerfile instructions which are available after WORKDIR those instructions will be process from given working directory.</text:p>
        </text:list-item>
      </text:list>
      <text:p text:style-name="P35"/>
      <text:p text:style-name="P35">ENV</text:p>
      <text:p text:style-name="P35"/>
      <text:p text:style-name="P36">env is used to set environment variables</text:p>
      <text:p text:style-name="P36"><text:s/></text:p>
      <text:p text:style-name="P36">Ex: ENV &lt;key&gt;&lt;value&gt;</text:p>
      <text:p text:style-name="P36"/>
      <text:p text:style-name="P36"/>
      <text:p text:style-name="P36"><text:soft-page-break/>LABEL</text:p>
      <text:p text:style-name="P36"/>
      <text:p text:style-name="P36">label will represent data in key value pair</text:p>
      <text:p text:style-name="P36">it is used to add meta data for our image</text:p>
      <text:p text:style-name="P36"/>
      <text:p text:style-name="P37">EX:LABLE <text:s/>branchNAme release</text:p>
      <text:p text:style-name="P37"/>
      <text:p text:style-name="P38">ARG</text:p>
      <text:p text:style-name="P38"/>
      <text:p text:style-name="P38">it is used to avoid hard coded values in Dockerfile </text:p>
      <text:p text:style-name="P38"/>
      <text:p text:style-name="P38">Ex:</text:p>
      <text:p text:style-name="P38">ARG branch=develop</text:p>
      <text:p text:style-name="P38">LABEL branch $branch</text:p>
      <text:p text:style-name="P38"/>
      <text:p text:style-name="P38">Note:we can pass argument values in RUNTIME</text:p>
      <text:p text:style-name="P38"/>
      <text:p text:style-name="P38">docker build -t imageone –build -arg branch =freature</text:p>
      <text:p text:style-name="P38"/>
      <text:p text:style-name="P38">User</text:p>
      <text:p text:style-name="P38">we can set user for an image /container</text:p>
      <text:p text:style-name="P38">Note:after user instruction , remaining instructions will be processed with given USER</text:p>
      <text:p text:style-name="P38"/>
      <text:p text:style-name="P39">EXPOSE</text:p>
      <text:p text:style-name="P39">it represents on which port number our container is running </text:p>
      <text:p text:style-name="P39">it is just like a documentation to understand <text:s/>container running port number</text:p>
      <text:p text:style-name="P39"/>
      <text:p text:style-name="P40">VOLUME</text:p>
      <text:p text:style-name="P40">it is used for <text:s/>data storage</text:p>
      <text:p text:style-name="P40"/>
      <text:p text:style-name="P41">docker ps -&gt; used to display docker running containers</text:p>
      <text:p text:style-name="P41"/>
      <text:p text:style-name="P42">Dockerizing Spring boot application</text:p>
      <text:p text:style-name="P42"/>
      <text:p text:style-name="P42">FROM java:8-jdk-alpine</text:p>
      <text:p text:style-name="P42">COPY ./target/spring-boot-docker-app.jar /usr/app/</text:p>
      <text:p text:style-name="P42">WORKDIR /usr/app</text:p>
      <text:p text:style-name="P42">ENTRYPOINT [“java”,”-jar”,”spring-boot-docker-app.jar”]</text:p>
      <text:p text:style-name="P42"/>
      <text:p text:style-name="P42">Dockerizing Java Web app</text:p>
      <text:p text:style-name="P42"/>
      <text:p text:style-name="P42">FROM tomcat:8.0.20-jre8</text:p>
      <text:p text:style-name="P42">COPY target/java-web-app*.war /usr/loal/tomcat/webapp/java-web-app.jar</text:p>
      <text:p text:style-name="P43">WORKDIR /usr/app</text:p>
      <text:p text:style-name="P43">ENTRYOINT[“java”,”-jar”,”spring-boot-docker-app.jar”]</text:p>
      <text:p text:style-name="P43"/>
      <text:p text:style-name="P43"/>
      <text:p text:style-name="P43">Dockerizing Java web application</text:p>
      <text:p text:style-name="P43"/>
      <text:p text:style-name="P43">FROM python:3.7</text:p>
      <text:p text:style-name="P43">COPY /opt/app</text:p>
      <text:p text:style-name="P43">COPY ..</text:p>
      <text:p text:style-name="P43"><text:soft-page-break/>RUN pip install –no-cache-dir <text:span text:style-name="T12">r requirements</text:span><text:span text:style-name="T13">prod.txt</text:span></text:p>
      <text:p text:style-name="P43">EXPOSE 5000</text:p>
      <text:p text:style-name="P43">CMD [“python”,”-m”,”flask”,”run”,”--host=0.0.0.0”]</text:p>
      <text:p text:style-name="P43"/>
      <text:p text:style-name="P44">docker ps -&gt;to display all running containers</text:p>
      <text:p text:style-name="P44">docker ps -a -&gt; to display all containers</text:p>
      <text:p text:style-name="P44">docker stop &lt;<text:span text:style-name="T14">container-id&gt;</text:span> -&gt;stop the containers</text:p>
      <text:p text:style-name="P44">docker rm &lt;<text:span text:style-name="T14">container-id&gt; </text:span><text:s/>-&gt; remove the container</text:p>
      <text:p text:style-name="P45">docker system prune -a -&gt;remove stopped container &amp; unused images</text:p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20:57:03.022031840</meta:creation-date>
    <dc:date>2025-08-11T19:49:38.699051920</dc:date>
    <meta:editing-duration>PT12H28M9S</meta:editing-duration>
    <meta:editing-cycles>42</meta:editing-cycles>
    <meta:generator>LibreOffice/7.3.7.2$Linux_X86_64 LibreOffice_project/30$Build-2</meta:generator>
    <meta:document-statistic meta:table-count="0" meta:image-count="0" meta:object-count="0" meta:page-count="7" meta:paragraph-count="228" meta:word-count="1436" meta:character-count="9025" meta:non-whitespace-character-count="7851"/>
  </office:meta>
</office:document-meta>
</file>